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209cm" style:rel-column-width="12368*"/>
    </style:style>
    <style:style style:name="Table1.B" style:family="table-column">
      <style:table-column-properties style:column-width="13.792cm" style:rel-column-width="531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Roboto" officeooo:rsid="000a4307" officeooo:paragraph-rsid="000a4307"/>
    </style:style>
    <style:style style:name="P2" style:family="paragraph" style:parent-style-name="Table_20_Contents">
      <style:text-properties style:font-name="Roboto" officeooo:rsid="000c071f" officeooo:paragraph-rsid="000c071f"/>
    </style:style>
    <style:style style:name="P3" style:family="paragraph" style:parent-style-name="Table_20_Contents">
      <style:text-properties style:font-name="Roboto" fo:font-weight="bold" officeooo:rsid="000a4307" officeooo:paragraph-rsid="000a4307" style:font-weight-asian="bold" style:font-weight-complex="bold"/>
    </style:style>
    <style:style style:name="P4" style:family="paragraph" style:parent-style-name="Standard">
      <style:text-properties style:font-name="Roboto" fo:font-weight="bold" officeooo:rsid="00024c71" officeooo:paragraph-rsid="00024c71" style:font-weight-asian="bold" style:font-weight-complex="bold"/>
    </style:style>
    <style:style style:name="P5" style:family="paragraph" style:parent-style-name="Standard">
      <style:paragraph-properties fo:text-align="justify" style:justify-single-word="false"/>
      <style:text-properties style:font-name="Roboto" fo:font-weight="bold" officeooo:rsid="00024c71" officeooo:paragraph-rsid="0006e5b5" style:font-weight-asian="bold" style:font-weight-complex="bold"/>
    </style:style>
    <style:style style:name="P6" style:family="paragraph" style:parent-style-name="Standard">
      <style:text-properties style:font-name="Roboto" fo:font-weight="bold" officeooo:rsid="0009d3d4" officeooo:paragraph-rsid="0003304f" style:font-weight-asian="bold" style:font-weight-complex="bold"/>
    </style:style>
    <style:style style:name="P7" style:family="paragraph" style:parent-style-name="Standard">
      <style:text-properties style:font-name="Roboto" fo:font-weight="bold" officeooo:rsid="00106bc6" officeooo:paragraph-rsid="00106bc6" style:font-weight-asian="bold" style:font-weight-complex="bold"/>
    </style:style>
    <style:style style:name="P8" style:family="paragraph" style:parent-style-name="Standard">
      <style:paragraph-properties fo:text-align="justify" style:justify-single-word="false"/>
      <style:text-properties style:font-name="Roboto" fo:font-weight="bold" officeooo:rsid="00127c5f" officeooo:paragraph-rsid="00127c5f" style:font-weight-asian="bold" style:font-weight-complex="bold"/>
    </style:style>
    <style:style style:name="P9" style:family="paragraph" style:parent-style-name="Standard">
      <style:paragraph-properties fo:text-align="justify" style:justify-single-word="false"/>
      <style:text-properties style:font-name="Roboto" fo:font-weight="normal" officeooo:rsid="0003304f" officeooo:paragraph-rsid="0003c24a" style:font-weight-asian="normal" style:font-weight-complex="normal"/>
    </style:style>
    <style:style style:name="P10" style:family="paragraph" style:parent-style-name="Standard">
      <style:text-properties style:font-name="Roboto" fo:font-weight="normal" officeooo:rsid="0003c24a" officeooo:paragraph-rsid="0003c24a" style:font-weight-asian="normal" style:font-weight-complex="normal"/>
    </style:style>
    <style:style style:name="P11" style:family="paragraph" style:parent-style-name="Standard">
      <style:paragraph-properties fo:text-align="justify" style:justify-single-word="false"/>
      <style:text-properties style:font-name="Roboto" fo:font-weight="normal" officeooo:rsid="00056e74" officeooo:paragraph-rsid="00056e74" style:font-weight-asian="normal" style:font-weight-complex="normal"/>
    </style:style>
    <style:style style:name="P12" style:family="paragraph" style:parent-style-name="Standard">
      <style:paragraph-properties fo:text-align="justify" style:justify-single-word="false"/>
      <style:text-properties style:font-name="Roboto" fo:font-weight="normal" officeooo:rsid="00056e74" officeooo:paragraph-rsid="00087302" style:font-weight-asian="normal" style:font-weight-complex="normal"/>
    </style:style>
    <style:style style:name="P13" style:family="paragraph" style:parent-style-name="Standard">
      <style:paragraph-properties fo:text-align="justify" style:justify-single-word="false"/>
      <style:text-properties style:font-name="Roboto" fo:font-weight="normal" officeooo:rsid="00056e74" officeooo:paragraph-rsid="001a239f" style:font-weight-asian="normal" style:font-weight-complex="normal"/>
    </style:style>
    <style:style style:name="P14" style:family="paragraph" style:parent-style-name="Standard">
      <style:text-properties style:font-name="Roboto" fo:font-weight="normal" officeooo:rsid="0009d3d4" officeooo:paragraph-rsid="0009d3d4" style:font-weight-asian="normal" style:font-weight-complex="normal"/>
    </style:style>
    <style:style style:name="P15" style:family="paragraph" style:parent-style-name="Standard">
      <style:paragraph-properties fo:text-align="justify" style:justify-single-word="false"/>
      <style:text-properties style:font-name="Roboto" fo:font-weight="normal" officeooo:rsid="000c6b67" officeooo:paragraph-rsid="000c6b67" style:font-weight-asian="normal" style:font-weight-complex="normal"/>
    </style:style>
    <style:style style:name="P16" style:family="paragraph" style:parent-style-name="Standard">
      <style:paragraph-properties fo:text-align="justify" style:justify-single-word="false"/>
      <style:text-properties style:font-name="Roboto" fo:font-weight="normal" officeooo:rsid="000c6b67" officeooo:paragraph-rsid="001f739b" style:font-weight-asian="normal" style:font-weight-complex="normal"/>
    </style:style>
    <style:style style:name="P17" style:family="paragraph" style:parent-style-name="Standard">
      <style:paragraph-properties fo:text-align="justify" style:justify-single-word="false"/>
      <style:text-properties style:font-name="Roboto" fo:font-weight="normal" officeooo:rsid="000eb2a6" officeooo:paragraph-rsid="001de37b" style:font-weight-asian="normal" style:font-weight-complex="normal"/>
    </style:style>
    <style:style style:name="P18" style:family="paragraph" style:parent-style-name="Standard">
      <style:paragraph-properties fo:text-align="justify" style:justify-single-word="false"/>
      <style:text-properties style:font-name="Roboto" fo:font-weight="normal" officeooo:rsid="000eb2a6" officeooo:paragraph-rsid="001f739b" style:font-weight-asian="normal" style:font-weight-complex="normal"/>
    </style:style>
    <style:style style:name="P19" style:family="paragraph" style:parent-style-name="Standard">
      <style:paragraph-properties fo:text-align="justify" style:justify-single-word="false"/>
      <style:text-properties style:font-name="Roboto" fo:font-weight="normal" officeooo:rsid="000f2fc1" officeooo:paragraph-rsid="001f739b" style:font-weight-asian="normal" style:font-weight-complex="normal"/>
    </style:style>
    <style:style style:name="P20" style:family="paragraph" style:parent-style-name="Standard">
      <style:paragraph-properties fo:text-align="justify" style:justify-single-word="false"/>
      <style:text-properties style:font-name="Roboto" fo:font-weight="normal" officeooo:rsid="001de37b" officeooo:paragraph-rsid="001f739b" style:font-weight-asian="normal" style:font-weight-complex="normal"/>
    </style:style>
    <style:style style:name="P21" style:family="paragraph" style:parent-style-name="Standard">
      <style:paragraph-properties fo:text-align="justify" style:justify-single-word="false"/>
      <style:text-properties style:font-name="Roboto" fo:font-weight="normal" officeooo:rsid="001e9bd8" officeooo:paragraph-rsid="001f739b" style:font-weight-asian="normal" style:font-weight-complex="normal"/>
    </style:style>
    <style:style style:name="P22" style:family="paragraph" style:parent-style-name="Standard">
      <style:paragraph-properties fo:text-align="justify" style:justify-single-word="false"/>
      <style:text-properties style:font-name="Roboto" fo:font-weight="normal" officeooo:rsid="00211524" officeooo:paragraph-rsid="00211524" style:font-weight-asian="normal" style:font-weight-complex="normal"/>
    </style:style>
    <style:style style:name="P23" style:family="paragraph" style:parent-style-name="Standard">
      <style:paragraph-properties fo:text-align="justify" style:justify-single-word="false"/>
      <style:text-properties style:font-name="Roboto" fo:font-weight="normal" officeooo:rsid="0026ce45" officeooo:paragraph-rsid="0026ce45" style:font-weight-asian="normal" style:font-weight-complex="normal"/>
    </style:style>
    <style:style style:name="P24" style:family="paragraph" style:parent-style-name="Standard">
      <style:paragraph-properties fo:text-align="justify" style:justify-single-word="false"/>
      <style:text-properties style:font-name="Roboto" fo:font-weight="normal" officeooo:rsid="002d5250" officeooo:paragraph-rsid="002d5250" style:font-weight-asian="normal" style:font-weight-complex="normal"/>
    </style:style>
    <style:style style:name="P25" style:family="paragraph" style:parent-style-name="Standard">
      <style:paragraph-properties fo:text-align="justify" style:justify-single-word="false"/>
      <style:text-properties style:font-name="Roboto" fo:font-weight="normal" officeooo:rsid="002d5250" officeooo:paragraph-rsid="002df993" style:font-weight-asian="normal" style:font-weight-complex="normal"/>
    </style:style>
    <style:style style:name="P26" style:family="paragraph" style:parent-style-name="Standard">
      <style:paragraph-properties fo:text-align="justify" style:justify-single-word="false"/>
      <style:text-properties style:font-name="Roboto" fo:font-weight="normal" officeooo:rsid="002df993" officeooo:paragraph-rsid="002df993" style:font-weight-asian="normal" style:font-weight-complex="normal"/>
    </style:style>
    <style:style style:name="P27" style:family="paragraph" style:parent-style-name="Standard">
      <style:paragraph-properties fo:text-align="justify" style:justify-single-word="false"/>
      <style:text-properties style:font-name="Roboto" fo:font-weight="normal" officeooo:rsid="002f4049" officeooo:paragraph-rsid="002df993" style:font-weight-asian="normal" style:font-weight-complex="normal"/>
    </style:style>
    <style:style style:name="P28" style:family="paragraph" style:parent-style-name="Standard">
      <style:paragraph-properties fo:text-align="justify" style:justify-single-word="false"/>
      <style:text-properties style:font-name="Roboto" fo:font-weight="normal" officeooo:rsid="002f4049" officeooo:paragraph-rsid="002f4049" style:font-weight-asian="normal" style:font-weight-complex="normal"/>
    </style:style>
    <style:style style:name="P29" style:family="paragraph" style:parent-style-name="Standard">
      <style:paragraph-properties fo:text-align="justify" style:justify-single-word="false"/>
      <style:text-properties style:font-name="Roboto" fo:font-weight="normal" officeooo:rsid="002fe8db" officeooo:paragraph-rsid="002fe8db" style:font-weight-asian="normal" style:font-weight-complex="normal"/>
    </style:style>
    <style:style style:name="P30" style:family="paragraph" style:parent-style-name="Standard">
      <style:paragraph-properties fo:text-align="justify" style:justify-single-word="false"/>
      <style:text-properties style:font-name="Roboto" fo:font-weight="normal" officeooo:rsid="003189c8" officeooo:paragraph-rsid="00331850" style:font-weight-asian="normal" style:font-weight-complex="normal"/>
    </style:style>
    <style:style style:name="P31" style:family="paragraph" style:parent-style-name="Standard">
      <style:paragraph-properties fo:text-align="justify" style:justify-single-word="false"/>
      <style:text-properties style:font-name="Roboto" fo:font-weight="normal" officeooo:rsid="003a375a" officeooo:paragraph-rsid="003cffc8" style:font-weight-asian="normal" style:font-weight-complex="normal"/>
    </style:style>
    <style:style style:name="P32" style:family="paragraph" style:parent-style-name="Standard">
      <style:paragraph-properties fo:text-align="justify" style:justify-single-word="false"/>
      <style:text-properties style:font-name="Roboto" fo:font-weight="normal" officeooo:rsid="00403a5b" officeooo:paragraph-rsid="00403a5b" style:font-weight-asian="normal" style:font-weight-complex="normal"/>
    </style:style>
    <style:style style:name="P33" style:family="paragraph" style:parent-style-name="Standard">
      <style:paragraph-properties fo:text-align="justify" style:justify-single-word="false"/>
      <style:text-properties style:font-name="Roboto" fo:font-weight="normal" officeooo:rsid="00406fcb" officeooo:paragraph-rsid="00403a5b" style:font-weight-asian="normal" style:font-weight-complex="normal"/>
    </style:style>
    <style:style style:name="P34" style:family="paragraph" style:parent-style-name="Standard">
      <style:paragraph-properties fo:text-align="justify" style:justify-single-word="false"/>
      <style:text-properties style:font-name="Roboto" fo:font-weight="normal" officeooo:rsid="00406fcb" officeooo:paragraph-rsid="00406fcb" style:font-weight-asian="normal" style:font-weight-complex="normal"/>
    </style:style>
    <style:style style:name="P35" style:family="paragraph" style:parent-style-name="Standard">
      <style:paragraph-properties fo:text-align="justify" style:justify-single-word="false"/>
      <style:text-properties style:font-name="Roboto" fo:font-weight="normal" officeooo:rsid="0042f7b8" officeooo:paragraph-rsid="0042f7b8" style:font-weight-asian="normal" style:font-weight-complex="normal"/>
    </style:style>
    <style:style style:name="P36" style:family="paragraph" style:parent-style-name="Standard">
      <style:paragraph-properties fo:margin-left="1.251cm" fo:margin-right="0cm" fo:text-align="justify" style:justify-single-word="false" fo:text-indent="0cm" style:auto-text-indent="false"/>
      <style:text-properties style:font-name="Roboto" fo:font-weight="normal" officeooo:rsid="00331850" officeooo:paragraph-rsid="00331850" style:font-weight-asian="normal" style:font-weight-complex="normal"/>
    </style:style>
    <style:style style:name="P37" style:family="paragraph" style:parent-style-name="Standard">
      <style:paragraph-properties fo:margin-left="1.251cm" fo:margin-right="0cm" fo:text-align="justify" style:justify-single-word="false" fo:text-indent="0cm" style:auto-text-indent="false"/>
      <style:text-properties style:font-name="Roboto" fo:font-weight="normal" officeooo:rsid="00331850" officeooo:paragraph-rsid="00358167" style:font-weight-asian="normal" style:font-weight-complex="normal"/>
    </style:style>
    <style:style style:name="P38" style:family="paragraph" style:parent-style-name="Standard">
      <style:paragraph-properties fo:margin-left="1.251cm" fo:margin-right="0cm" fo:text-align="justify" style:justify-single-word="false" fo:text-indent="0cm" style:auto-text-indent="false"/>
      <style:text-properties style:font-name="Roboto" fo:font-weight="normal" officeooo:rsid="00331850" officeooo:paragraph-rsid="0035b586" style:font-weight-asian="normal" style:font-weight-complex="normal"/>
    </style:style>
    <style:style style:name="P39" style:family="paragraph" style:parent-style-name="Standard">
      <style:paragraph-properties fo:margin-left="1.251cm" fo:margin-right="0cm" fo:text-align="justify" style:justify-single-word="false" fo:text-indent="0cm" style:auto-text-indent="false"/>
      <style:text-properties style:font-name="Roboto" fo:font-weight="normal" officeooo:rsid="00331850" officeooo:paragraph-rsid="00379742" style:font-weight-asian="normal"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font-name="Roboto" fo:font-weight="normal" officeooo:rsid="00347cf1" officeooo:paragraph-rsid="00347cf1" style:font-weight-asian="normal"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style:font-name="Roboto" fo:font-weight="normal" officeooo:rsid="00358167" officeooo:paragraph-rsid="00358167" style:font-weight-asian="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font-name="Roboto" fo:font-weight="normal" officeooo:rsid="00358167" officeooo:paragraph-rsid="0035b586" style:font-weight-asian="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Roboto" fo:font-weight="normal" officeooo:rsid="00331850" officeooo:paragraph-rsid="0042f7b8" style:font-weight-asian="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style:font-name="Roboto" fo:font-weight="normal" officeooo:rsid="0035b586" officeooo:paragraph-rsid="0035b586" style:font-weight-asian="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Roboto" fo:font-weight="normal" officeooo:rsid="0042f7b8" officeooo:paragraph-rsid="0042f7b8" style:font-weight-asian="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Roboto" officeooo:rsid="004c5b72" officeooo:paragraph-rsid="004c5b72"/>
    </style:style>
    <style:style style:name="P47" style:family="paragraph" style:parent-style-name="Standard">
      <style:paragraph-properties fo:margin-left="0cm" fo:margin-right="0cm" fo:text-align="justify" style:justify-single-word="false" fo:text-indent="0cm" style:auto-text-indent="false"/>
      <style:text-properties officeooo:paragraph-rsid="00494b30"/>
    </style:style>
    <style:style style:name="P48" style:family="paragraph" style:parent-style-name="Standard" style:list-style-name="L1">
      <style:text-properties style:font-name="Roboto" fo:font-weight="normal" officeooo:rsid="0003304f" officeooo:paragraph-rsid="0003304f" style:font-weight-asian="normal" style:font-weight-complex="normal"/>
    </style:style>
    <style:style style:name="P49" style:family="paragraph" style:parent-style-name="Standard" style:list-style-name="L2">
      <style:paragraph-properties fo:text-align="justify" style:justify-single-word="false"/>
      <style:text-properties style:font-name="Roboto" fo:font-weight="normal" officeooo:rsid="001de37b" officeooo:paragraph-rsid="001f739b" style:font-weight-asian="normal" style:font-weight-complex="normal"/>
    </style:style>
    <style:style style:name="P50" style:family="paragraph" style:parent-style-name="Standard" style:list-style-name="L3">
      <style:paragraph-properties fo:text-align="start" style:justify-single-word="false"/>
      <style:text-properties style:font-name="Roboto" fo:font-weight="normal" officeooo:rsid="0026ce45" officeooo:paragraph-rsid="0026ce45" style:font-weight-asian="normal" style:font-weight-complex="normal"/>
    </style:style>
    <style:style style:name="P51" style:family="paragraph" style:parent-style-name="Standard" style:list-style-name="L3">
      <style:paragraph-properties fo:text-align="start" style:justify-single-word="false"/>
      <style:text-properties style:font-name="Roboto" fo:font-weight="normal" officeooo:rsid="001a239f" officeooo:paragraph-rsid="0023ba5b" style:font-weight-asian="normal" style:font-weight-complex="normal"/>
    </style:style>
    <style:style style:name="P52" style:family="paragraph" style:parent-style-name="Standard" style:list-style-name="L3">
      <style:paragraph-properties fo:text-align="start" style:justify-single-word="false"/>
      <style:text-properties style:font-name="Roboto" fo:font-weight="normal" officeooo:rsid="001a239f" officeooo:paragraph-rsid="001a239f" style:font-weight-asian="normal" style:font-weight-complex="normal"/>
    </style:style>
    <style:style style:name="P53" style:family="paragraph" style:parent-style-name="Standard" style:list-style-name="L3">
      <style:paragraph-properties fo:text-align="start" style:justify-single-word="false"/>
      <style:text-properties style:font-name="Roboto" fo:font-weight="normal" officeooo:rsid="00211524" officeooo:paragraph-rsid="0023ba5b" style:font-weight-asian="normal" style:font-weight-complex="normal"/>
    </style:style>
    <style:style style:name="P54" style:family="paragraph" style:parent-style-name="Standard" style:list-style-name="L3">
      <style:paragraph-properties fo:text-align="start" style:justify-single-word="false"/>
      <style:text-properties style:font-name="Roboto" fo:font-weight="normal" officeooo:rsid="002d3291" officeooo:paragraph-rsid="002d3291" style:font-weight-asian="normal" style:font-weight-complex="normal"/>
    </style:style>
    <style:style style:name="P55" style:family="paragraph" style:parent-style-name="Standard" style:list-style-name="L3">
      <style:paragraph-properties fo:text-align="start" style:justify-single-word="false"/>
      <style:text-properties style:font-name="Roboto" fo:font-weight="normal" officeooo:rsid="000c6b67" officeooo:paragraph-rsid="0023ba5b" style:font-weight-asian="normal" style:font-weight-complex="normal"/>
    </style:style>
    <style:style style:name="P56" style:family="paragraph" style:parent-style-name="Standard" style:list-style-name="L3">
      <style:paragraph-properties fo:text-align="start" style:justify-single-word="false"/>
      <style:text-properties style:font-name="Roboto" fo:font-weight="normal" officeooo:rsid="000c6b67" officeooo:paragraph-rsid="000c6b67" style:font-weight-asian="normal" style:font-weight-complex="normal"/>
    </style:style>
    <style:style style:name="P57" style:family="paragraph" style:parent-style-name="Standard" style:list-style-name="L3">
      <style:paragraph-properties fo:text-align="start" style:justify-single-word="false"/>
      <style:text-properties style:font-name="Roboto" fo:font-weight="normal" officeooo:rsid="0014c33e" officeooo:paragraph-rsid="0014c33e" style:font-weight-asian="normal" style:font-weight-complex="normal"/>
    </style:style>
    <style:style style:name="P58" style:family="paragraph" style:parent-style-name="Standard" style:list-style-name="L3">
      <style:paragraph-properties fo:text-align="start" style:justify-single-word="false"/>
      <style:text-properties style:font-name="Roboto" fo:font-weight="normal" officeooo:rsid="000ddaf8" officeooo:paragraph-rsid="000ddaf8" style:font-weight-asian="normal" style:font-weight-complex="normal"/>
    </style:style>
    <style:style style:name="P59" style:family="paragraph" style:parent-style-name="Standard" style:list-style-name="L3">
      <style:paragraph-properties fo:text-align="start" style:justify-single-word="false"/>
      <style:text-properties style:font-name="Roboto" fo:font-weight="normal" officeooo:rsid="00127c5f" officeooo:paragraph-rsid="00127c5f" style:font-weight-asian="normal"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text-position="0% 100%" style:font-name="Roboto" fo:font-weight="normal" officeooo:rsid="00494b30" officeooo:paragraph-rsid="00494b30" style:font-weight-asian="normal" style:font-weight-complex="normal"/>
    </style:style>
    <style:style style:name="P61" style:family="paragraph" style:parent-style-name="Heading_20_1">
      <style:text-properties style:font-name="Roboto"/>
    </style:style>
    <style:style style:name="T1" style:family="text">
      <style:text-properties style:font-name="Roboto" fo:font-weight="normal" officeooo:rsid="00331850" style:font-weight-asian="normal" style:font-weight-complex="normal"/>
    </style:style>
    <style:style style:name="T2" style:family="text">
      <style:text-properties style:font-name="Roboto" fo:font-weight="normal" officeooo:rsid="0042f7b8" style:font-weight-asian="normal" style:font-weight-complex="normal"/>
    </style:style>
    <style:style style:name="T3" style:family="text">
      <style:text-properties officeooo:rsid="00056e74"/>
    </style:style>
    <style:style style:name="T4" style:family="text">
      <style:text-properties officeooo:rsid="00058a00"/>
    </style:style>
    <style:style style:name="T5" style:family="text">
      <style:text-properties officeooo:rsid="0005d541"/>
    </style:style>
    <style:style style:name="T6" style:family="text">
      <style:text-properties officeooo:rsid="0006e5b5"/>
    </style:style>
    <style:style style:name="T7" style:family="text">
      <style:text-properties officeooo:rsid="00087302"/>
    </style:style>
    <style:style style:name="T8" style:family="text">
      <style:text-properties style:text-position="sub 58%"/>
    </style:style>
    <style:style style:name="T9" style:family="text">
      <style:text-properties style:text-position="sub 58%" officeooo:rsid="003189c8"/>
    </style:style>
    <style:style style:name="T10" style:family="text">
      <style:text-properties style:text-position="sub 58%" officeooo:rsid="00331850"/>
    </style:style>
    <style:style style:name="T11" style:family="text">
      <style:text-properties style:text-position="sub 58%" officeooo:rsid="00358167"/>
    </style:style>
    <style:style style:name="T12" style:family="text">
      <style:text-properties style:text-position="sub 58%" officeooo:rsid="00379742"/>
    </style:style>
    <style:style style:name="T13" style:family="text">
      <style:text-properties style:text-position="sub 58%" officeooo:rsid="004338aa"/>
    </style:style>
    <style:style style:name="T14" style:family="text">
      <style:text-properties style:text-position="sub 58%" officeooo:rsid="0044a52f"/>
    </style:style>
    <style:style style:name="T15" style:family="text">
      <style:text-properties style:text-position="sub 58%" style:font-name="Roboto" fo:font-weight="normal" officeooo:rsid="004935da" style:font-weight-asian="normal" style:font-weight-complex="normal"/>
    </style:style>
    <style:style style:name="T16" style:family="text">
      <style:text-properties style:text-position="sub 58%" style:font-name="Roboto" fo:font-weight="normal" officeooo:rsid="00331850" style:font-weight-asian="normal" style:font-weight-complex="normal"/>
    </style:style>
    <style:style style:name="T17" style:family="text">
      <style:text-properties fo:language="en" fo:country="US"/>
    </style:style>
    <style:style style:name="T18" style:family="text">
      <style:text-properties officeooo:rsid="000ddaf8"/>
    </style:style>
    <style:style style:name="T19" style:family="text">
      <style:text-properties officeooo:rsid="000f2fc1"/>
    </style:style>
    <style:style style:name="T20" style:family="text">
      <style:text-properties officeooo:rsid="001db866"/>
    </style:style>
    <style:style style:name="T21" style:family="text">
      <style:text-properties officeooo:rsid="001de37b"/>
    </style:style>
    <style:style style:name="T22" style:family="text">
      <style:text-properties officeooo:rsid="001e9bd8"/>
    </style:style>
    <style:style style:name="T23" style:family="text">
      <style:text-properties officeooo:rsid="001f739b"/>
    </style:style>
    <style:style style:name="T24" style:family="text">
      <style:text-properties officeooo:rsid="0020fa2b"/>
    </style:style>
    <style:style style:name="T25" style:family="text">
      <style:text-properties officeooo:rsid="0023ba5b"/>
    </style:style>
    <style:style style:name="T26" style:family="text">
      <style:text-properties officeooo:rsid="0025369a"/>
    </style:style>
    <style:style style:name="T27" style:family="text">
      <style:text-properties officeooo:rsid="0028ca3a"/>
    </style:style>
    <style:style style:name="T28" style:family="text">
      <style:text-properties officeooo:rsid="0029a842"/>
    </style:style>
    <style:style style:name="T29" style:family="text">
      <style:text-properties fo:font-style="italic" style:font-style-asian="italic" style:font-style-complex="italic"/>
    </style:style>
    <style:style style:name="T30" style:family="text">
      <style:text-properties officeooo:rsid="002df993"/>
    </style:style>
    <style:style style:name="T31" style:family="text">
      <style:text-properties officeooo:rsid="002e1290"/>
    </style:style>
    <style:style style:name="T32" style:family="text">
      <style:text-properties officeooo:rsid="003189c8"/>
    </style:style>
    <style:style style:name="T33" style:family="text">
      <style:text-properties officeooo:rsid="00331850"/>
    </style:style>
    <style:style style:name="T34" style:family="text">
      <style:text-properties officeooo:rsid="00347cf1"/>
    </style:style>
    <style:style style:name="T35" style:family="text">
      <style:text-properties officeooo:rsid="00358167"/>
    </style:style>
    <style:style style:name="T36" style:family="text">
      <style:text-properties officeooo:rsid="00379742"/>
    </style:style>
    <style:style style:name="T37" style:family="text">
      <style:text-properties style:text-position="0% 100%" officeooo:rsid="00379742"/>
    </style:style>
    <style:style style:name="T38" style:family="text">
      <style:text-properties style:text-position="0% 100%" officeooo:rsid="004338aa"/>
    </style:style>
    <style:style style:name="T39" style:family="text">
      <style:text-properties style:text-position="0% 100%" style:font-name="Roboto" fo:font-weight="normal" officeooo:rsid="004935da" style:font-weight-asian="normal" style:font-weight-complex="normal"/>
    </style:style>
    <style:style style:name="T40" style:family="text">
      <style:text-properties style:text-position="0% 100%" style:font-name="Roboto" fo:font-weight="normal" officeooo:rsid="00494b30" style:font-weight-asian="normal" style:font-weight-complex="normal"/>
    </style:style>
    <style:style style:name="T41" style:family="text">
      <style:text-properties officeooo:rsid="003b993c"/>
    </style:style>
    <style:style style:name="T42" style:family="text">
      <style:text-properties officeooo:rsid="0042151b"/>
    </style:style>
    <style:style style:name="T43" style:family="text">
      <style:text-properties officeooo:rsid="0042f7b8"/>
    </style:style>
    <style:style style:name="T44" style:family="text">
      <style:text-properties officeooo:rsid="004338aa"/>
    </style:style>
    <style:style style:name="T45" style:family="text">
      <style:text-properties officeooo:rsid="0044667c"/>
    </style:style>
    <style:style style:name="T46" style:family="text">
      <style:text-properties officeooo:rsid="004693a7"/>
    </style:style>
    <style:style style:name="T47" style:family="text">
      <style:text-properties officeooo:rsid="00494b30"/>
    </style:style>
    <style:style style:name="T48" style:family="text">
      <style:text-properties fo:color="#b2b2b2" style:font-name="Roboto" fo:font-weight="normal" officeooo:rsid="004935da" style:font-weight-asian="normal" style:font-weight-complex="normal"/>
    </style:style>
    <style:style style:name="T49" style:family="text">
      <style:text-properties fo:color="#b2b2b2" style:font-name="Roboto" fo:font-weight="normal" officeooo:rsid="00379742" style:font-weight-asian="normal" style:font-weight-complex="normal"/>
    </style:style>
    <style:style style:name="T50" style:family="text">
      <style:text-properties fo:color="#b2b2b2" style:text-position="sub 58%" style:font-name="Roboto" fo:font-weight="normal" officeooo:rsid="00379742" style:font-weight-asian="normal" style:font-weight-complex="normal"/>
    </style:style>
    <style:style style:name="T51" style:family="text">
      <style:text-properties fo:color="#b2b2b2" style:text-position="sub 58%" style:font-name="Roboto" fo:font-weight="normal" officeooo:rsid="004935da" style:font-weight-asian="normal" style:font-weight-complex="normal"/>
    </style:style>
    <style:style style:name="T52" style:family="text">
      <style:text-properties fo:color="#b2b2b2" style:text-position="0% 100%" style:font-name="Roboto" fo:font-weight="normal" officeooo:rsid="00379742" style:font-weight-asian="normal" style:font-weight-complex="normal"/>
    </style:style>
    <style:style style:name="T53" style:family="text">
      <style:text-properties fo:color="#b2b2b2" style:text-position="0% 100%" style:font-name="Roboto" fo:font-weight="normal" officeooo:rsid="004935da" style:font-weight-asian="normal" style:font-weight-complex="normal"/>
    </style:style>
    <style:style style:name="T54" style:family="text">
      <style:text-properties fo:color="#ff9900" style:text-position="0% 100%" style:font-name="Roboto" fo:font-weight="normal" officeooo:rsid="004935da" style:font-weight-asian="normal" style:font-weight-complex="normal"/>
    </style:style>
    <style:style style:name="T55" style:family="text">
      <style:text-properties fo:color="#ff9900" style:text-position="sub 58%" style:font-name="Roboto" fo:font-weight="normal" officeooo:rsid="004935da" style:font-weight-asian="normal" style:font-weight-complex="normal"/>
    </style:style>
    <style:style style:name="T56" style:family="text">
      <style:text-properties style:use-window-font-color="true" style:text-position="0% 100%" style:font-name="Roboto" fo:font-weight="normal" officeooo:rsid="004935da" style:font-weight-asian="normal" style:font-weight-complex="normal"/>
    </style:style>
    <style:style style:name="T57" style:family="text">
      <style:text-properties style:use-window-font-color="true" style:text-position="sub 58%" style:font-name="Roboto" fo:font-weight="normal" officeooo:rsid="004935d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Sistema de Notificaciones</text:h>
      <text:p text:style-name="P4"/>
      <text:p text:style-name="P9">En este documento se describe el Sistema de Notificaciones desarrollado para el servidor de AreYouIN. Por este motivo, se tendrán en cuenta principalmente los requisitos para satisfacer las necesidades de AreYouIN. No obstante, en la medida de lo posible, el sistema de notificaciones tratará de ser generalista para poder ser empleado en futuros proyectos.</text:p>
      <text:p text:style-name="P9"/>
      <text:p text:style-name="P8">Objetivo</text:p>
      <text:p text:style-name="P9"/>
      <text:p text:style-name="P11">El sistema de notificaciones es el encargado de enviar a los usuarios finales una serie de mensajes o notificaciones derivados de los cambios producidos en el modelo, bien por la interacción con otros usuarios o por el propio modelo. En ese sentido, el objetivo de la notificación es avisar al usuario de que se ha producido un cambio <text:span text:style-name="T4">(</text:span>o cambios<text:span text:style-name="T4">)</text:span> en el <text:span text:style-name="T26">servidor</text:span> que <text:span text:style-name="T4">es</text:span> relevante para el propio usuario.</text:p>
      <text:p text:style-name="P4"/>
      <text:p text:style-name="P4">Tipos de notificaciones en AreYouIN</text:p>
      <text:p text:style-name="P4"/>
      <text:p text:style-name="P10">El conjunto de notificaciones de AreYouIN es el siguiente:</text:p>
      <text:p text:style-name="P4"/>
      <text:list xml:id="list6293941898600813543" text:style-name="L1">
        <text:list-item>
          <text:p text:style-name="P48"><text:span text:style-name="T34">NE: </text:span>Nuevo evento</text:p>
        </text:list-item>
        <text:list-item>
          <text:p text:style-name="P48"><text:span text:style-name="T34">EC: </text:span>Evento cancelado</text:p>
        </text:list-item>
        <text:list-item>
          <text:p text:style-name="P48"><text:span text:style-name="T34">RA, RM, RN: Respuesta a un evento</text:span> <text:span text:style-name="T3">(asistir, quizá, no asistir)</text:span></text:p>
        </text:list-item>
        <text:list-item>
          <text:p text:style-name="P48"><text:span text:style-name="T34">DC, DS: </text:span>Cambio estado invitación (entregada, no entregada)</text:p>
        </text:list-item>
        <text:list-item>
          <text:p text:style-name="P48"><text:span text:style-name="T34">FR: </text:span>Solicitud de amistad recibida</text:p>
        </text:list-item>
        <text:list-item>
          <text:p text:style-name="P48"><text:span text:style-name="T34">NF: </text:span>Nuevo amigo</text:p>
        </text:list-item>
        <text:list-item>
          <text:p text:style-name="P48"><text:span text:style-name="T34">RF: </text:span>Amigo se registra en AreYouIN</text:p>
        </text:list-item>
      </text:list>
      <text:p text:style-name="P6"/>
      <text:p text:style-name="P14"/>
      <table:table table:name="Table1" table:style-name="Table1">
        <table:table-column table:style-name="Table1.A"/>
        <table:table-column table:style-name="Table1.B"/>
        <table:table-row>
          <table:table-cell table:style-name="Table1.A1" office:value-type="string">
            <text:p text:style-name="P3">Notificación</text:p>
          </table:table-cell>
          <table:table-cell table:style-name="Table1.B1" office:value-type="string">
            <text:p text:style-name="P3">Descripción</text:p>
          </table:table-cell>
        </table:table-row>
        <table:table-row>
          <table:table-cell table:style-name="Table1.A2" office:value-type="string">
            <text:p text:style-name="P1">Nuevo evento</text:p>
          </table:table-cell>
          <table:table-cell table:style-name="Table1.B2" office:value-type="string">
            <text:p text:style-name="P1">Se envía a todos los participantes de un evento en el momento de su publicación. También se envía a los nuevos participantes de un evento cuando, posteriormente, se invita a más participantes.</text:p>
          </table:table-cell>
        </table:table-row>
        <table:table-row>
          <table:table-cell table:style-name="Table1.A2" office:value-type="string">
            <text:p text:style-name="P2">Evento cancelado</text:p>
          </table:table-cell>
          <table:table-cell table:style-name="Table1.B2" office:value-type="string">
            <text:p text:style-name="P2">Se envía a todos los participantes cuando se cancela un evento.</text:p>
          </table:table-cell>
        </table:table-row>
        <table:table-row>
          <table:table-cell table:style-name="Table1.A2" office:value-type="string">
            <text:p text:style-name="P2">Respuesta a evento</text:p>
          </table:table-cell>
          <table:table-cell table:style-name="Table1.B2" office:value-type="string">
            <text:p text:style-name="P2">Se envía a todos los participantes cuando un participante cambia su respuesta al evento.</text:p>
          </table:table-cell>
        </table:table-row>
        <table:table-row>
          <table:table-cell table:style-name="Table1.A2" office:value-type="string">
            <text:p text:style-name="P2">Estado invitación</text:p>
          </table:table-cell>
          <table:table-cell table:style-name="Table1.B2" office:value-type="string">
            <text:p text:style-name="P2">Se envía a todos los participantes cuando un participante recibe la invitación del evento.</text:p>
          </table:table-cell>
        </table:table-row>
        <table:table-row>
          <table:table-cell table:style-name="Table1.A2" office:value-type="string">
            <text:p text:style-name="P2">Solicitud de amistad</text:p>
          </table:table-cell>
          <table:table-cell table:style-name="Table1.B2" office:value-type="string">
            <text:p text:style-name="P2">Se envía a un usuario cuando otro usuario crear una solicitud de amistad.</text:p>
          </table:table-cell>
        </table:table-row>
        <table:table-row>
          <table:table-cell table:style-name="Table1.A2" office:value-type="string">
            <text:p text:style-name="P2">Nuevo amigo</text:p>
          </table:table-cell>
          <table:table-cell table:style-name="Table1.B2" office:value-type="string">
            <text:p text:style-name="P2">Se envía a dos usuarios que acaban de hacerse amigos en AreYouIN porque uno de los dos aceptó la correspondiente solicitud de amistad.</text:p>
          </table:table-cell>
        </table:table-row>
        <table:table-row>
          <table:table-cell table:style-name="Table1.A2" office:value-type="string">
            <text:p text:style-name="P2">Amigo se registra en AreYouIN</text:p>
          </table:table-cell>
          <table:table-cell table:style-name="Table1.B2" office:value-type="string">
            <text:p text:style-name="P2">Se envía a todos los usuarios de AreYouIN (vinculados con Facebook) cuando un amigo de Facebook se registra en AreYouIN.</text:p>
          </table:table-cell>
        </table:table-row>
      </table:table>
      <text:p text:style-name="P4"><text:soft-page-break/>Requisitos</text:p>
      <text:p text:style-name="P4"/>
      <text:p text:style-name="P11">Las notificaciones del apartado anterior deben poder enviarse al cliente cuando corresponda, pudiendo el cliente estar conectado o desconectado en el momento en que se gener<text:span text:style-name="T20">e</text:span> la notificación. En caso de estar desconectado, la notificación deberá llegar en el momento <text:span text:style-name="T5">en </text:span>que el cliente vuelva a estar conectado. Cuando el cliente está conectado, la notificación debe enviarse inmediatamente.</text:p>
      <text:p text:style-name="P11"/>
      <text:p text:style-name="P23">Además, una notificación puede ir dirigida a un único usuario o a un grupo de usuarios. En el caso de AreYouIN, estos serían los participantes del evento. Por tanto, ambos tipos de comunicación deben soportarse.</text:p>
      <text:p text:style-name="P11"/>
      <text:p text:style-name="P16"><text:span text:style-name="T23">P</text:span>uesto que AreYouIN es un servicio al que se accede desde plataformas Android e iOS, es necesario integrar el sistema de notificaciones con las tecnologías push que se ofrecen en ambas plataformas. Por lo tanto, el sistema debe emplear las características comunes de ambas plataformas y solucionar en la medida de lo posible las diferencias a la hora de enviar notificaciones a Andr<text:span text:style-name="T21">oid e iOS. Las diferencias a tener en cuenta son las siguientes:</text:span></text:p>
      <text:p text:style-name="P16"/>
      <text:list xml:id="list3286432198339325401" text:style-name="L2">
        <text:list-item>
          <text:p text:style-name="P49">Tipos de notificaciones.</text:p>
        </text:list-item>
        <text:list-item>
          <text:p text:style-name="P49">Límites en cuanto al número número de notificaciones que pueden almacenarse en el servidor PUSH.</text:p>
        </text:list-item>
        <text:list-item>
          <text:p text:style-name="P49">Tiempo de expiración de las notificaciones.</text:p>
        </text:list-item>
        <text:list-item>
          <text:p text:style-name="P49">Envío de la notificación al servidor PUSH.</text:p>
        </text:list-item>
        <text:list-item>
          <text:p text:style-name="P49">Garantías en cuanto a la recepción de la notificación en el lado del cliente (en iOS habría situaciones en que no se recibe determinado tipo de notificación).</text:p>
        </text:list-item>
      </text:list>
      <text:p text:style-name="P20"/>
      <text:p text:style-name="P20">A continuación se describen en profundidad las diferencias entre APNS y GCM/FCM</text:p>
      <text:p text:style-name="P20"/>
      <text:p text:style-name="P18">La tecnología push de iOS (APNS) únicamente almacena un mensaje por usuario en el servidor. Esto quiere decir que si el usuario no está conectado y se le envían varias notificaciones, cada nueva notificación reemplazará a la anterior. Por lo que cuando el usuario se conecte únicamente recibirá la última notificación y el resto <text:span text:style-name="T27">se perderán.</text:span> Cuando el usuario está conectado y se le envían varias notificaciones no hay necesidad de almacenar temporalmente el mensaje y, por tanto, recibirá todas <text:span text:style-name="T19">las notificaciones</text:span>. <text:span text:style-name="T22">En iOS hay dos tipos de notificaciones push: aquellas que se muestran en la bandeja de notificaciones y cuyo contenido se pasa a la app cuando se abre la notificación; y aquellas que la app recibe directamente pudiendo ejecutar código de la app en respuesta a la notificación. El segundo tipo de notificaciones permite, a su vez, implementar notificaciones send-to-sync. Sin embargo, este segundo tipo no llega a la aplicación cuando esta no está en ejecución.</text:span></text:p>
      <text:p text:style-name="P18"/>
      <text:p text:style-name="P19">La tecnología push de Android (GCM/FCM) <text:span text:style-name="T27">considera dos tipos de mensajes: </text:span>mensajes reemplazables y no reemplazables. Los reemplazables son exactamente igual que en APNS. Mientras que los no reemplazables son mensajes normales que no pueden ser reemplazados por otro posterior. GCM puede almacenar hasta cuatro mensajes reemplazables en el servidor <text:span text:style-name="T27">(en lugar de solo 1 como en APNS)</text:span>, y hasta 100 mensajes no reemplazables. En ambos casos, si en 30 días el mensaje no se ha enviado al usuario por cualquier motivo (normalmente porque el usuario se ha desinstalado la app o problemas de conectividad) este se elimina y nunca llega a<text:span text:style-name="T24">l usuario</text:span>. <text:s/><text:span text:style-name="T22">Al igual que ocurre en iOS, en Android hay notificaciones que pueden mostrarse directamente en la bandeja de notificaciones y otras que la app puede recibir para actuar en consecuencia. El primer tipo </text:span><text:soft-page-break/><text:span text:style-name="T22">de notificaciones es equivalente, mientras que la diferencia fundamental en el segundo tipo es que las notificaciones llegan siempre, llegando incluso a ejecutar la app cuando no está en ejecución para que, de ese modo, pueda recibir la notificación. En el caso de que se supere el límite de cuatro notificaciones reemplazables, únicamente cuatro se conservarían, sin especificar cuales de ellas se descartarían. Del mismo modo, si se supera el límite de 100 notificaciones almacenadas en el servidor PUSH, todas se descartarán y el propio servidor PUSH enviará una notificación al cliente notificando dicha situación.</text:span></text:p>
      <text:p text:style-name="P21"/>
      <text:p text:style-name="P21">En ambos casos, las notificaciones send-to-sync son muy interesantes dado que la app recibe directamente la notificación y puede actuar en consecuencia. Este tipo de notificación no contiene ningún tipo de información y ofrece a la app una oportunidad para conectar con el servidor y determinar qué información hay nueva. <text:span text:style-name="T23">La ventaja de los mensajes send-to-sync es que no importa que un send-to-sync anterior sea reemplazado por uno más reciente puesto que el cliente es el responsable de determinar qué información hay nueva. En ese sentido, empleando esta aproximación no hay posibilidad de qué el cliente se pierda los cambios producidos en el servidor. El inconveniente es que en iOS hay circunstancias bajo las que los mensajes send-to-sync no se reciben. Debido a esto, es un requisito indispensable el poder detectar cuando el usuario se conecta al servidor como respuesta a un mensaje send-to-sync. De este modo, si dicha conexión no se produce, pasado un tiempo podría enviarse la notificación para que se muestre directamente en la bandeja de notificaciones.</text:span></text:p>
      <text:p text:style-name="P21"/>
      <text:p text:style-name="P22"><text:span text:style-name="T28">En este segundo escenario e</text:span>l mensaje a enviar <text:span text:style-name="T28">como notificación normal</text:span> puede ser genérico o específico, <text:span text:style-name="T28">es decir, informar únicamente en el texto de que el servidor tiene información nueva o incluir en el texto algunos de los cambios producidos.</text:span> En el segundo caso, debería contener un mensaje textual que incluya una o vari<text:span text:style-name="T28">os cambios</text:span>. Por tanto habría que considerar los siguientes requisitos:</text:p>
      <text:p text:style-name="P11"/>
      <text:p text:style-name="P12">Las notificaciones <text:span text:style-name="T5">pueden tener relaciones entre sí,</text:span> por lo que el orden de entrega debe ser coherente <text:span text:style-name="T5">con dichas relaciones</text:span>. Por ejemplo, en relación a un mismo evento, no tendría sentido notificar “evento cancelado” y, a continuación, notificar “nuevo evento”. <text:s/><text:span text:style-name="T7">En ese sentido, la notificación “evento cancelado” debería invalidar la notificación “nuevo evento” para que esta no llegue nunca a notificarse.</text:span></text:p>
      <text:p text:style-name="P12"/>
      <text:p text:style-name="P12">Igualmente, no tendría sentido notificar, <text:span text:style-name="T6">para un mismo evento y participante,</text:span> “asistir”, “<text:span text:style-name="T6">no asistir”, “asistir”.</text:span> <text:s/><text:span text:style-name="T6">En este caso, dicho orden no es incoherente pero, dependiendo de las relaciones temporales, podría no ser necesario notificar dichos cambios. Por ejemplo, si dichos cambios de estado se producen en un corto espacio de tiempo, supongamos 10 segundos, no sería necesario avisar del cambio al cliente porque el estado final es igual al estado inicial. Sin embargo, si el espacio entre cada uno de los cambios de estado fuera de varios minutos, habría que notificar los tres cambios de estado.</text:span></text:p>
      <text:p text:style-name="P12"/>
      <text:p text:style-name="P15">Relacionado con lo anterior, sería conveniente que el sistema de notificaciones evite inundar con mensajes a los usuarios. Por tanto, contar con un sistema <text:span text:style-name="T17">anti-flooding</text:span> sería deseable.</text:p>
      <text:p text:style-name="P15"/>
      <text:p text:style-name="P17">Por último, debe ser posible poder agrupar varias notificaciones en una misma notificación </text:p>
      <text:p text:style-name="P17"/>
      <text:p text:style-name="P15"/>
      <text:p text:style-name="P15"><text:soft-page-break/><text:span text:style-name="T42">Resumen de </text:span>los requisitos:</text:p>
      <text:p text:style-name="P12"/>
      <text:list xml:id="list8872900618685941421" text:style-name="L3">
        <text:list-item>
          <text:p text:style-name="P50"><text:span text:style-name="T32">R</text:span><text:span text:style-name="T9">1</text:span><text:span text:style-name="T32">, </text:span>Poder enviar notificaciones a un usuario y a grupos de usuarios.</text:p>
        </text:list-item>
        <text:list-item>
          <text:p text:style-name="P51"><text:span text:style-name="T32">R</text:span><text:span text:style-name="T9">2</text:span><text:span text:style-name="T32">, Soportar servidores push </text:span>APNS y GCM/FCM.</text:p>
        </text:list-item>
        <text:list-item>
          <text:p text:style-name="P53"><text:span text:style-name="T32">R</text:span><text:span text:style-name="T9">3</text:span><text:span text:style-name="T32">, </text:span>Soportar notificaciones <text:span text:style-name="T29">send-to-sync</text:span> y normales.</text:p>
        </text:list-item>
        <text:list-item>
          <text:p text:style-name="P51"><text:span text:style-name="T32">R</text:span><text:span text:style-name="T9">4</text:span><text:span text:style-name="T32">, </text:span>Preferiblemente soportar <text:span text:style-name="T25">también</text:span> un canal propio de notificaciones.</text:p>
        </text:list-item>
        <text:list-item>
          <text:p text:style-name="P54"><text:span text:style-name="T32">R</text:span><text:span text:style-name="T9">5</text:span><text:span text:style-name="T32">, </text:span>Detectar ausencia de respuesta a un send-to-sync.</text:p>
        </text:list-item>
        <text:list-item>
          <text:p text:style-name="P55"><text:span text:style-name="T32">R</text:span><text:span text:style-name="T9">6</text:span><text:span text:style-name="T32">, </text:span>Detectar <text:span text:style-name="T18">la conexión/desconexión de usuarios para enviar la notificación directamente o emplear, en su defecto, la tecnología correspondiente.</text:span></text:p>
        </text:list-item>
        <text:list-item>
          <text:p text:style-name="P57"><text:span text:style-name="T32">R</text:span><text:span text:style-name="T9">7</text:span><text:span text:style-name="T32">, </text:span>Enviar notificaciones a usuarios conectados y desconectados.</text:p>
        </text:list-item>
        <text:list-item>
          <text:p text:style-name="P56"><text:span text:style-name="T32">R</text:span><text:span text:style-name="T9">8</text:span><text:span text:style-name="T32">, </text:span>La notificación debe almacenarse temporalmente hasta el momento del envío.</text:p>
        </text:list-item>
        <text:list-item>
          <text:p text:style-name="P58"><text:span text:style-name="T32">R</text:span><text:span text:style-name="T9">9</text:span><text:span text:style-name="T32">, </text:span>Una notificación puede reemplazar a una notificación anterior pendiente de envío.</text:p>
        </text:list-item>
        <text:list-item>
          <text:p text:style-name="P59"><text:span text:style-name="T32">R</text:span><text:span text:style-name="T9">10</text:span><text:span text:style-name="T32">, No permitir notificaciones duplicadas (o correspondientes a diferentes estados de un mismo objeto) en un espacio de tiempo determinado.</text:span></text:p>
        </text:list-item>
        <text:list-item>
          <text:p text:style-name="P52"><text:span text:style-name="T32">R</text:span><text:span text:style-name="T9">11</text:span><text:span text:style-name="T32">, </text:span>No inundar a los usuarios con notificaciones.</text:p>
        </text:list-item>
      </text:list>
      <text:p text:style-name="P13"/>
      <text:p text:style-name="P5"/>
      <text:p text:style-name="P7">Propuesta de solución</text:p>
      <text:p text:style-name="P7"/>
      <text:p text:style-name="P25">En líneas generales, la propuesta de solución se basará en el envío de mensajes send-to-sync como notificación. Si el cliente conecta con el servidor como respuesta a un send-to-sync, se considerará que el envío fue un éxito. En caso contrario, pasado un tiempo máximo de espera, se enviará al cliente <text:span text:style-name="T30">tantos mensajes como notificaciones pendientes haya, que se mostrarán directamente en la bandeja de notificaciones. En ambos casos, la notificación o notificaciones se almacenarán hasta que se detecte la respuesta a la misma o, en caso de que no hubiera respuesta, hasta que se envíe el mensaje textual.</text:span></text:p>
      <text:p text:style-name="P24"/>
      <text:p text:style-name="P26">Obviamente, en el caso del mensaje textual, si el cliente no está conectado, cada mensaje reemplazará al anterior. Por tanto, teniendo esto en cuenta, el orden de <text:span text:style-name="T31">envío de</text:span> los mensajes se<text:span text:style-name="T31">rá </text:span>de meno<text:span text:style-name="T31">r a mayor prioridad. De este modo, </text:span>si el cliente no está conectado el mensaje más prioritario se conserv<text:span text:style-name="T31">ará</text:span>. De nuevo, si tras este envío se generan nuevas notificaciones, el mensaje más prioritario del grupo de notificaciones anteriormente enviado se perderá.</text:p>
      <text:p text:style-name="P26"/>
      <text:p text:style-name="P26">El envío de mensajes send-to-sync con fallback a mensajes textuales será el modo de operación por defecto en Android e iOS. Sin embargo, si se comprueba experimentalmente <text:s/>que en iOS el modo fallback acaba saltando en la mayoría de los casos, el modo de operación en iOS cambiará a mensajes textuales. <text:span text:style-name="T31">De hecho, este cambio podría ser dinámico empleando estadísticas individuales para cada usuario, de modo que aquellos usuarios de iOS que están acostumbrados a cerrar la app acaben usando el modo fallback por defecto, mientras que aquellos que no la cierran usen el modo send-to-sync de forma automática.</text:span></text:p>
      <text:p text:style-name="P26"/>
      <text:p text:style-name="P30">Para almacenar <text:span text:style-name="T33">las notificaciones que serán enviadas a un usuario (R</text:span><text:span text:style-name="T10">8</text:span><text:span text:style-name="T33">) se podría emplear cualquier estructura de datos que conserve el orden de inserción, dado que este coincide con el orden de generación de la notificación. No obstante, para cumplir con el requisito R</text:span><text:span text:style-name="T10">9</text:span><text:span text:style-name="T33"> es necesario poder reemplazar notificaciones concretas con nuevas notificaciones pero seguir cumpliendo con el orden de generación. Es decir, si se generan tres notificaciones cualesquiera N</text:span><text:span text:style-name="T10">1</text:span><text:span text:style-name="T33">, N</text:span><text:span text:style-name="T10">2</text:span><text:span text:style-name="T33"> y N</text:span><text:span text:style-name="T10">3</text:span><text:span text:style-name="T33"> y se insertan en una estructura de modo que N</text:span><text:span text:style-name="T10">3</text:span><text:span text:style-name="T33"> reemplace a N</text:span><text:span text:style-name="T10">1</text:span><text:span text:style-name="T33">, la estructura debería pasar por los siguientes estados:</text:span></text:p>
      <text:p text:style-name="P36"><text:soft-page-break/>t<text:span text:style-name="T8">1</text:span>: N = {N<text:span text:style-name="T8">1</text:span>}</text:p>
      <text:p text:style-name="P36">t<text:span text:style-name="T8">2</text:span>: N = {N<text:span text:style-name="T8">1</text:span>, N<text:span text:style-name="T8">2</text:span>}</text:p>
      <text:p text:style-name="P36">t<text:span text:style-name="T8">3</text:span>: N = {N<text:span text:style-name="T8">2</text:span>, N<text:span text:style-name="T8">3</text:span>}</text:p>
      <text:p text:style-name="P36"/>
      <text:p text:style-name="P40">Del mismo modo, para cumplir con el R<text:span text:style-name="T8">10</text:span> la estructura no debe contener notificaciones duplicadas ni notificaciones derivadas de cambios de estado relativas a un mismo objeto. Por ejemplo, si <text:span text:style-name="T35">la misma notificación N</text:span><text:span text:style-name="T11">1</text:span><text:span text:style-name="T35">, se inserta tres veces en la estructura, esta debería pasar por los siguientes estados:</text:span></text:p>
      <text:p text:style-name="P40"/>
      <text:p text:style-name="P37">t<text:span text:style-name="T8">1</text:span>: N = {N<text:span text:style-name="T8">1</text:span>}</text:p>
      <text:p text:style-name="P37">t<text:span text:style-name="T8">2</text:span>: N = {N<text:span text:style-name="T8">1</text:span>}</text:p>
      <text:p text:style-name="P37">t<text:span text:style-name="T8">3</text:span>: N = {N<text:span text:style-name="T11">1</text:span>}</text:p>
      <text:p text:style-name="P40"/>
      <text:p text:style-name="P41">Del mismo modo, si se genera la siguiente secuencia de notificaciones, RA, RN, RM, RA (ver Tipos de notificaciones en AreYouIN) generada debido a múltiples cambios en el estado de asistencia de un participante en un evento, la estructura debería pasar por los siguientes estados:</text:p>
      <text:p text:style-name="P41"/>
      <text:p text:style-name="P37">t<text:span text:style-name="T8">1</text:span>: N = {<text:span text:style-name="T35">RA</text:span>}</text:p>
      <text:p text:style-name="P37">t<text:span text:style-name="T8">2</text:span>: N = {<text:span text:style-name="T35">RN</text:span>}</text:p>
      <text:p text:style-name="P37">t<text:span text:style-name="T8">3</text:span>: N = {<text:span text:style-name="T35">RM</text:span>}</text:p>
      <text:p text:style-name="P37">t<text:span text:style-name="T11">4</text:span>: N = {<text:span text:style-name="T35">RA</text:span>}</text:p>
      <text:p text:style-name="P37"/>
      <text:p text:style-name="P44">Es decir, a efectos del sistema de notificaciones, RA, RN y RM son la misma notificación. Por último, en presencia de otras notificaciones, debe conservarse el orden de inserción. Es decir, si se genera la siguiente secuencia de notificaciones, RA, N<text:span text:style-name="T8">1</text:span>, N<text:span text:style-name="T8">2</text:span>, RN, N<text:span text:style-name="T8">3</text:span>, N<text:span text:style-name="T8">1</text:span>, RM, N<text:span text:style-name="T8">4</text:span>, RA, los estados deberían ser los siguientes:</text:p>
      <text:p text:style-name="P42"/>
      <text:p text:style-name="P38">t<text:span text:style-name="T8">1</text:span>: N = {<text:span text:style-name="T35">RA</text:span>}</text:p>
      <text:p text:style-name="P39">t<text:span text:style-name="T12">2</text:span>: N = {<text:span text:style-name="T35">RA, N</text:span><text:span text:style-name="T11">1</text:span>}</text:p>
      <text:p text:style-name="P39">t<text:span text:style-name="T12">3</text:span>: N = {<text:span text:style-name="T35">RA, N</text:span><text:span text:style-name="T11">1</text:span><text:span text:style-name="T35">, N</text:span><text:span text:style-name="T11">2</text:span><text:span text:style-name="T8">}</text:span></text:p>
      <text:p text:style-name="P39">t<text:span text:style-name="T12">4</text:span>: N = {<text:span text:style-name="T36">N</text:span><text:span text:style-name="T12">1</text:span><text:span text:style-name="T36">, N</text:span><text:span text:style-name="T12">2</text:span><text:span text:style-name="T36">, RN</text:span>}</text:p>
      <text:p text:style-name="P39">t<text:span text:style-name="T12">5</text:span>: N = {<text:span text:style-name="T36">N</text:span><text:span text:style-name="T12">1</text:span><text:span text:style-name="T36">, N</text:span><text:span text:style-name="T12">2</text:span><text:span text:style-name="T36">, RN, N</text:span><text:span text:style-name="T12">3</text:span>}</text:p>
      <text:p text:style-name="P39">t<text:span text:style-name="T12">6</text:span>: N = {<text:span text:style-name="T36">N</text:span><text:span text:style-name="T12">2</text:span><text:span text:style-name="T36">, RN, N</text:span><text:span text:style-name="T12">3</text:span><text:span text:style-name="T36">, N</text:span><text:span text:style-name="T12">1</text:span>}</text:p>
      <text:p text:style-name="P39">t<text:span text:style-name="T12">7</text:span>: N = {<text:span text:style-name="T36">N</text:span><text:span text:style-name="T12">2</text:span><text:span text:style-name="T36">, N</text:span><text:span text:style-name="T12">3</text:span><text:span text:style-name="T36">, N</text:span><text:span text:style-name="T12">1</text:span><text:span text:style-name="T36">, RM</text:span>}</text:p>
      <text:p text:style-name="P39">t<text:span text:style-name="T12">8</text:span>: N = {<text:span text:style-name="T36">N</text:span><text:span text:style-name="T12">2</text:span><text:span text:style-name="T36">, N</text:span><text:span text:style-name="T12">3</text:span><text:span text:style-name="T36">, N</text:span><text:span text:style-name="T12">1</text:span><text:span text:style-name="T36">, RM, N</text:span><text:span text:style-name="T12">4</text:span>}</text:p>
      <text:p text:style-name="P39">t<text:span text:style-name="T12">9</text:span>: N = {<text:span text:style-name="T36">N</text:span><text:span text:style-name="T12">2</text:span><text:span text:style-name="T36">, N</text:span><text:span text:style-name="T12">3</text:span><text:span text:style-name="T36">, N</text:span><text:span text:style-name="T12">1</text:span><text:span text:style-name="T36">, N</text:span><text:span text:style-name="T12">4,</text:span><text:span text:style-name="T37">, RA</text:span>}</text:p>
      <text:p text:style-name="P27"/>
      <text:p text:style-name="P31">Si la estructura cumple con estos requisitos, el planteamiento sería el siguiente:</text:p>
      <text:p text:style-name="P31"/>
      <text:p text:style-name="P31">Cada usuario contendría una estructura como la descrita. De modo que todas las notificaciones destinadas a un mismo usuario <text:span text:style-name="T41">se insertaran en su estructura. Cuando determinada heurística se cumpla, la estructura se “congelaría”, se enviarían las notificaciones que esta contiene y se “vaciaría” permitiendo nuevas inserciones. Dicha heurística podría considerar una ventana de x segundos durante los cuales se puedan realizar inserciones, o tal vez considerar x segundos sin cambios en la estructura o un tamaño máximo (lo que suceda antes) antes de pasar a enviar las notificaciones.</text:span></text:p>
      <text:p text:style-name="P31"/>
      <text:p text:style-name="P32">Para cumplir con R<text:span text:style-name="T8">5</text:span>, debe existir una estructura auxiliar donde se almacenen las notificaciones enviadas hasta el momento como <text:span text:style-name="T17">send-to-sync</text:span> y que no han recibido respuesta. De este modo, cuando una secuencia de notificaciones se envíe como una <text:soft-page-break/>única notificación <text:span text:style-name="T17">send-to-sync</text:span>, si no se recibe respuesta todavía se tendrá acceso a las notificaciones para poder reenviarlas en modo fallback.</text:p>
      <text:p text:style-name="P33"/>
      <text:p text:style-name="P34">Cuando las notificaciones se envían en modo fallback, no es necesario almacenarlas puesto que se asume que siempre llegarán. Salvo en el caso de que verdaderamente el cliente no tenga conexión y, por tanto, en el caso de iOS, solo llegaría la última notificación que no haya sido reemplazada por otra más reciente. </text:p>
      <text:p text:style-name="P28"/>
      <text:p text:style-name="P29"/>
      <text:p text:style-name="P26"/>
      <text:p text:style-name="P35">Algoritmo</text:p>
      <text:p text:style-name="P26"/>
      <text:p text:style-name="P26"><text:tab/><text:span text:style-name="T43">Creo ventana W = {}</text:span></text:p>
      <text:p text:style-name="P26"/>
      <text:p text:style-name="P26"><text:tab/><text:span text:style-name="T44">loop {</text:span></text:p>
      <text:p text:style-name="P26"><text:tab/><text:tab/><text:span text:style-name="T44">si no heuristica() == true</text:span></text:p>
      <text:p text:style-name="P26"><text:tab/><text:tab/><text:tab/><text:span text:style-name="T44">continuar sig. iteracion</text:span></text:p>
      <text:p text:style-name="P26"><text:tab/><text:tab/><text:span text:style-name="T44">fin si</text:span></text:p>
      <text:p text:style-name="P26"><text:tab/></text:p>
      <text:p text:style-name="P26"><text:tab/><text:tab/>// <text:span text:style-name="T44">Mientras la heurística es false, en W se habrán insertado</text:span></text:p>
      <text:p text:style-name="P26"><text:tab/><text:tab/>// <text:span text:style-name="T44">notificaciones</text:span></text:p>
      <text:p text:style-name="P26"/>
      <text:p text:style-name="P43"><text:span text:style-name="T43"><text:tab/><text:tab/>Envío send-to-sync, W</text:span> = {<text:span text:style-name="T36">N</text:span><text:span text:style-name="T12">1</text:span><text:span text:style-name="T36">, N</text:span><text:span text:style-name="T12">2,</text:span><text:span text:style-name="T37">, </text:span><text:span text:style-name="T38">N</text:span><text:span text:style-name="T13">3</text:span>}</text:p>
      <text:p text:style-name="P45"><text:tab/><text:tab/>Añado contenido de W a notificaciones pendientes</text:p>
      <text:p text:style-name="P45"><text:tab/><text:tab/><text:tab/>de respuesta, P<text:span text:style-name="T33"> = {N</text:span><text:span text:style-name="T13">1</text:span><text:span text:style-name="T33">, N</text:span><text:span text:style-name="T13">2</text:span><text:span text:style-name="T33">, N</text:span><text:span text:style-name="T13">3</text:span><text:span text:style-name="T36">}</text:span></text:p>
      <text:p text:style-name="P45"><text:tab/><text:tab/>Espero respuesta <text:span text:style-name="T46">(máximo 10 min)</text:span></text:p>
      <text:p text:style-name="P45"><text:tab/><text:tab/>si no hay respuesta</text:p>
      <text:p text:style-name="P45"><text:tab/><text:tab/><text:tab/>Envío fallback, P = <text:span text:style-name="T33">{N</text:span><text:span text:style-name="T14">1</text:span><text:span text:style-name="T33">, N</text:span><text:span text:style-name="T14">2</text:span><text:span text:style-name="T33">, N</text:span><text:span text:style-name="T14">3</text:span><text:span text:style-name="T36">}</text:span></text:p>
      <text:p text:style-name="P45"><text:tab/><text:tab/><text:tab/>P = {}</text:p>
      <text:p text:style-name="P45"><text:tab/><text:tab/>fin si</text:p>
      <text:p text:style-name="P45"><text:tab/><text:tab/>Comienzo otra ventana W = {}</text:p>
      <text:p text:style-name="P45"><text:tab/><text:span text:style-name="T45">fin loop</text:span></text:p>
      <text:p text:style-name="P45"/>
      <text:p text:style-name="P45">fin algoritmo</text:p>
      <text:p text:style-name="P45"/>
      <text:p text:style-name="P45"><text:tab/><text:tab/> <text:span text:style-name="T47">first</text:span><text:tab/><text:tab/> <text:s text:c="9"/><text:span text:style-name="T47">sent <text:s text:c="12"/>insert <text:s/></text:span></text:p>
      <text:p text:style-name="P45"><text:s text:c="28"/><text:span text:style-name="T47">|</text:span> <text:s text:c="30"/><text:span text:style-name="T47">|</text:span> <text:s text:c="20"/><text:span text:style-name="T47">|</text:span></text:p>
      <text:p text:style-name="P47"><text:span text:style-name="T2">W</text:span><text:span text:style-name="T1"> = {</text:span><text:span text:style-name="T48">A</text:span><text:span text:style-name="T50">1</text:span><text:span text:style-name="T49">, B</text:span><text:span text:style-name="T51">1</text:span><text:span text:style-name="T52">, </text:span><text:span text:style-name="T53">C</text:span><text:span text:style-name="T51">1</text:span><text:span text:style-name="T53">,</text:span><text:span text:style-name="T39"> </text:span><text:span text:style-name="T54">D</text:span><text:span text:style-name="T55">1</text:span><text:span text:style-name="T54">, E</text:span><text:span text:style-name="T55">2</text:span><text:span text:style-name="T54">, F</text:span><text:span text:style-name="T55">2</text:span><text:span text:style-name="T54">, G</text:span><text:span text:style-name="T55">3</text:span><text:span text:style-name="T54">, H</text:span><text:span text:style-name="T55">3</text:span><text:span text:style-name="T54">, I</text:span><text:span text:style-name="T55">3</text:span><text:span text:style-name="T54">, </text:span><text:span text:style-name="T56">J</text:span><text:span text:style-name="T57">4</text:span><text:span text:style-name="T56">,</text:span><text:span text:style-name="T39"> K</text:span><text:span text:style-name="T15">4</text:span><text:span text:style-name="T39">, L</text:span><text:span text:style-name="T15">4</text:span><text:span text:style-name="T39">, M</text:span><text:span text:style-name="T15">5, …</text:span><text:span text:style-name="T16"> </text:span><text:span text:style-name="T40">}</text:span></text:p>
      <text:p text:style-name="P60"><text:tab/> <text:s text:c="9"/>|</text:p>
      <text:p text:style-name="P47"><text:span text:style-name="T40"><text:s text:c="20"/>ack</text:span> <text:s text:c="16"/></text:p>
      <text:p text:style-name="P47"/>
      <text:p text:style-name="P47"/>
      <text:p text:style-name="P46">Nota: Conexión confirma todos los pendientes, pero timeout no invalida todos los pendientes, solo los que llevan más de time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18:18:08.134085000</meta:creation-date>
    <meta:generator>LibreOffice/5.1.4.2$MacOSX_X86_64 LibreOffice_project/f99d75f39f1c57ebdd7ffc5f42867c12031db97a</meta:generator>
    <dc:date>2016-08-02T21:49:07.967489000</dc:date>
    <meta:editing-duration>PT9H38M20S</meta:editing-duration>
    <meta:editing-cycles>66</meta:editing-cycles>
    <meta:document-statistic meta:table-count="1" meta:image-count="0" meta:object-count="0" meta:page-count="6" meta:paragraph-count="116" meta:word-count="2488" meta:character-count="15319" meta:non-whitespace-character-count="12773"/>
  </office:meta>
</office:document-meta>
</file>